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878cm" fo:min-width="2.628cm"/>
      <style:paragraph-properties style:writing-mode="lr-tb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1.342cm" fo:min-width="2.506cm"/>
      <style:paragraph-properties style:writing-mode="lr-tb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1.33cm" fo:min-width="3.33cm"/>
      <style:paragraph-properties style:writing-mode="lr-tb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0.988cm" fo:min-width="2.33cm"/>
      <style:paragraph-properties style:writing-mode="lr-tb"/>
    </style:style>
    <style:style style:name="gr5" style:family="graphic" style:parent-style-name="standard">
      <style:graphic-properties svg:stroke-color="#808080" draw:fill-color="#dddddd" draw:textarea-horizontal-align="justify" draw:textarea-vertical-align="middle" draw:auto-grow-height="false" fo:min-height="1.008cm" fo:min-width="1.388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Linienspitzen_20_5" draw:marker-start-width="0.3cm" draw:marker-end="Linienspitzen_20_6" draw:marker-end-width="0.3cm" draw:textarea-vertical-align="middle"/>
    </style:style>
    <style:style style:name="gr10" style:family="graphic" style:parent-style-name="objectwithoutfill">
      <style:graphic-properties svg:stroke-color="#000000" draw:marker-end="Linienspitzen_20_7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b2b2b2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8d1d75" loext:opacity="100%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color="#8d1d75" loext:opacity="100%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8d1d75" loext:opacity="100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1.25cm" svg:x="11cm" svg:y="3.983cm">
          <text:p text:style-name="P1"><text:span text:style-name="T1">Login-Fen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5cm" svg:height="2.25cm" svg:x="10.5cm" svg:y="6.483cm">
          <text:p text:style-name="P1">Spie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1.75cm" svg:x="10.75cm" svg:y="9.983cm">
          <text:p text:style-name="P1"><text:span text:style-name="T1">Spielfen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cm" svg:height="1.75cm" svg:x="4.5cm" svg:y="9.983cm">
          <text:p text:style-name="P4"><text:span text:style-name="T2">Imageloader,</text:span></text:p>
          <text:p text:style-name="P4"><text:span text:style-name="T2">Log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cm" svg:height="2cm" svg:x="5cm" svg:y="4.733cm">
          <text:p text:style-name="P1"><text:span text:style-name="T2">Spieler-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7" draw:layer="layout" svg:x1="12.5cm" svg:y1="5.733cm" svg:x2="7.75cm" svg:y2="5.233cm">
          <text:p/>
        </draw:line>
        <draw:line draw:style-name="gr7" draw:text-style-name="P7" draw:layer="layout" svg:x1="12.5cm" svg:y1="5.233cm" svg:x2="12.5cm" svg:y2="6.483cm">
          <text:p/>
        </draw:line>
        <draw:line draw:style-name="gr8" draw:text-style-name="P7" draw:layer="layout" svg:x1="6.25cm" svg:y1="9.983cm" svg:x2="10.5cm" svg:y2="8.233cm">
          <text:p/>
        </draw:line>
        <draw:line draw:style-name="gr9" draw:text-style-name="P1" draw:layer="layout" svg:x1="8.75cm" svg:y1="10.983cm" svg:x2="10.5cm" svg:y2="10.983cm">
          <text:p/>
        </draw:line>
        <draw:line draw:style-name="gr10" draw:text-style-name="P7" draw:layer="layout" svg:x1="12.5cm" svg:y1="8.733cm" svg:x2="12.5cm" svg:y2="9.983cm">
          <text:p/>
        </draw:line>
        <draw:frame draw:style-name="gr11" draw:text-style-name="P9" draw:layer="layout" svg:width="3.75cm" svg:height="1.039cm" svg:x="12.5cm" svg:y="5.408cm">
          <draw:text-box>
            <text:p text:style-name="P8"><text:span text:style-name="T3">Lädt Spieler anhand Daten</text:span></text:p>
          </draw:text-box>
        </draw:frame>
        <draw:frame draw:style-name="gr12" draw:text-style-name="P9" draw:layer="layout" svg:width="1.5cm" svg:height="0.645cm" svg:x="12.5cm" svg:y="8.983cm">
          <draw:text-box>
            <text:p text:style-name="P8"><text:span text:style-name="T3">lädt</text:span></text:p>
          </draw:text-box>
        </draw:frame>
        <draw:frame draw:style-name="gr11" draw:text-style-name="P9" draw:layer="layout" svg:width="2.673cm" svg:height="1.827cm" svg:x="8.077cm" svg:y="11.173cm">
          <draw:text-box>
            <text:p text:style-name="P8"><text:span text:style-name="T3">IL lädt Bilder,</text:span></text:p>
            <text:p text:style-name="P8"><text:span text:style-name="T3">Fenster meldet Event zurück</text:span></text:p>
          </draw:text-box>
        </draw:frame>
        <draw:frame draw:style-name="gr13" draw:text-style-name="P9" draw:layer="layout" svg:width="2.25cm" svg:height="1.039cm" svg:x="6.5cm" svg:y="8.233cm">
          <draw:text-box>
            <text:p text:style-name="P8"><text:span text:style-name="T3">Gibt Daten zurück</text:span></text:p>
          </draw:text-box>
        </draw:frame>
        <draw:line draw:style-name="gr9" draw:text-style-name="P1" draw:layer="layout" svg:x1="7.75cm" svg:y1="6.233cm" svg:x2="10.5cm" svg:y2="7.233cm">
          <text:p/>
        </draw:line>
        <draw:frame draw:style-name="gr14" draw:text-style-name="P9" draw:layer="layout" svg:width="2.5cm" svg:height="1.039cm" svg:x="7.25cm" svg:y="6.733cm">
          <draw:text-box>
            <text:p text:style-name="P8"><text:span text:style-name="T3">Datenaktua-lisieru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2T09:40:30.258541022</meta:creation-date>
    <dc:date>2024-05-22T12:05:02.589708578</dc:date>
    <meta:editing-duration>PT2H4M3S</meta:editing-duration>
    <meta:editing-cycles>1</meta:editing-cycles>
    <meta:document-statistic meta:object-count="16"/>
    <meta:generator>LibreOffice/7.3.7.2$Linux_X86_64 LibreOffice_project/30$Build-2</meta:generator>
  </office:meta>
</office:document-meta>
</file>